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36efd2"/>
    </style:style>
    <style:style style:name="P2" style:family="paragraph" style:parent-style-name="Title">
      <style:paragraph-properties fo:margin-top="0.423cm" fo:margin-bottom="0.212cm" loext:contextual-spacing="false" fo:line-height="100%" fo:text-align="center" style:justify-single-word="false"/>
      <style:text-properties style:font-name="Liberation Serif" fo:font-weight="bold" officeooo:paragraph-rsid="001a1e7f" style:font-name-asian="Times New Roman" style:font-weight-asian="bold" style:font-name-complex="Times New Roman"/>
    </style:style>
    <style:style style:name="P3" style:family="paragraph" style:parent-style-name="Heading_20_2">
      <style:text-properties style:font-name="Liberation Serif" officeooo:rsid="0020836f" officeooo:paragraph-rsid="0020836f"/>
    </style:style>
    <style:style style:name="P4" style:family="paragraph" style:parent-style-name="Horizontal_20_Line">
      <style:text-properties style:font-name="Liberation Serif"/>
    </style:style>
    <style:style style:name="P5" style:family="paragraph" style:parent-style-name="Standard">
      <style:paragraph-properties fo:margin-top="0.423cm" fo:margin-bottom="0cm" loext:contextual-spacing="false" fo:line-height="100%" fo:text-align="center" style:justify-single-word="false"/>
      <style:text-properties style:font-name="Liberation Serif" fo:font-size="18pt" style:font-name-asian="Times New Roman" style:font-size-asian="18pt" style:font-name-complex="Times New Roman" style:font-size-complex="18pt"/>
    </style:style>
    <style:style style:name="P6" style:family="paragraph" style:parent-style-name="Standard">
      <style:paragraph-properties fo:margin-top="0.423cm" fo:margin-bottom="0cm" loext:contextual-spacing="false" fo:line-height="100%"/>
      <style:text-properties style:font-name="Liberation Serif" fo:font-size="18pt" officeooo:paragraph-rsid="0036efd2" style:font-name-asian="Times New Roman" style:font-size-asian="18pt" style:font-name-complex="Times New Roman" style:font-size-complex="18pt"/>
    </style:style>
    <style:style style:name="P7" style:family="paragraph" style:parent-style-name="Standard">
      <style:paragraph-properties fo:margin-top="0.423cm" fo:margin-bottom="0cm" loext:contextual-spacing="false" fo:line-height="100%"/>
      <style:text-properties style:font-name="Liberation Serif" fo:font-size="18pt" fo:font-weight="bold" officeooo:rsid="0020836f" officeooo:paragraph-rsid="0036efd2" style:font-name-asian="Times New Roman" style:font-size-asian="18pt" style:font-weight-asian="bold" style:font-name-complex="Times New Roman" style:font-size-complex="18pt" style:font-weight-complex="bold"/>
    </style:style>
    <style:style style:name="P8" style:family="paragraph" style:parent-style-name="Standard">
      <style:paragraph-properties fo:margin-top="0.423cm" fo:margin-bottom="0cm" loext:contextual-spacing="false" fo:line-height="100%" fo:text-align="center" style:justify-single-word="false"/>
      <style:text-properties style:font-name="Liberation Serif" fo:font-size="16pt" style:font-name-asian="Times New Roman" style:font-size-asian="16pt" style:font-name-complex="Times New Roman" style:font-size-complex="16pt"/>
    </style:style>
    <style:style style:name="P9" style:family="paragraph" style:parent-style-name="Standard">
      <style:paragraph-properties fo:text-align="center" style:justify-single-word="false"/>
      <style:text-properties style:font-name="Liberation Serif" fo:font-size="20pt" style:font-name-asian="Times New Roman" style:font-size-asian="20pt" style:font-name-complex="Times New Roman" style:font-size-complex="20pt"/>
    </style:style>
    <style:style style:name="P10" style:family="paragraph" style:parent-style-name="Standard">
      <style:paragraph-properties fo:text-align="center" style:justify-single-word="false"/>
      <style:text-properties style:font-name="Liberation Serif" fo:font-size="20pt" officeooo:paragraph-rsid="001a1e7f" style:font-name-asian="Times New Roman" style:font-size-asian="20pt" style:font-name-complex="Times New Roman" style:font-size-complex="20pt"/>
    </style:style>
    <style:style style:name="P11" style:family="paragraph" style:parent-style-name="Standard">
      <style:text-properties style:font-name="Liberation Serif" fo:font-size="16pt" style:font-name-asian="Times New Roman" style:font-size-asian="16pt" style:font-name-complex="Times New Roman" style:font-size-complex="16pt"/>
    </style:style>
    <style:style style:name="P12" style:family="paragraph" style:parent-style-name="Standard">
      <style:text-properties style:font-name="Liberation Serif" fo:font-size="18pt" fo:font-weight="normal" officeooo:rsid="0020836f" officeooo:paragraph-rsid="0020836f" style:font-name-asian="Times New Roman" style:font-size-asian="18pt" style:font-weight-asian="normal" style:font-name-complex="Times New Roman" style:font-size-complex="18pt" style:font-weight-complex="normal"/>
    </style:style>
    <style:style style:name="P13" style:family="paragraph" style:parent-style-name="Standard">
      <style:paragraph-properties fo:text-align="justify" style:justify-single-word="false"/>
      <style:text-properties style:font-name="Liberation Serif" officeooo:paragraph-rsid="003c5340"/>
    </style:style>
    <style:style style:name="P14" style:family="paragraph" style:parent-style-name="Standard">
      <style:text-properties style:font-name="Liberation Serif" fo:font-weight="bold" officeooo:rsid="0035f392" officeooo:paragraph-rsid="0035f392" style:font-weight-asian="bold" style:font-weight-complex="bold"/>
    </style:style>
    <style:style style:name="P15" style:family="paragraph" style:parent-style-name="Standard">
      <style:text-properties officeooo:rsid="0020836f" officeooo:paragraph-rsid="0020836f"/>
    </style:style>
    <style:style style:name="P16" style:family="paragraph" style:parent-style-name="Standard">
      <style:paragraph-properties fo:text-align="justify" style:justify-single-word="false"/>
      <style:text-properties officeooo:paragraph-rsid="003d7412"/>
    </style:style>
    <style:style style:name="P17" style:family="paragraph" style:parent-style-name="Standard">
      <style:paragraph-properties fo:text-align="justify" style:justify-single-word="false"/>
      <style:text-properties officeooo:paragraph-rsid="003f42e5"/>
    </style:style>
    <style:style style:name="P18" style:family="paragraph" style:parent-style-name="Footnote">
      <style:text-properties officeooo:paragraph-rsid="002ef491"/>
    </style:style>
    <style:style style:name="P19" style:family="paragraph" style:parent-style-name="Heading_20_1">
      <style:paragraph-properties fo:margin-left="0cm" fo:margin-right="1.101cm" fo:text-indent="0cm" style:auto-text-indent="false"/>
      <style:text-properties fo:font-size="16pt" fo:font-weight="bold" style:font-size-asian="16pt" style:font-weight-asian="bold" style:font-size-complex="16pt" style:font-weight-complex="bold"/>
    </style:style>
    <style:style style:name="P20" style:family="paragraph" style:parent-style-name="Heading_20_3">
      <style:text-properties fo:font-size="14pt" fo:font-weight="bold" officeooo:rsid="00349386" officeooo:paragraph-rsid="00349386" style:font-size-asian="14pt" style:font-weight-asian="bold" style:font-size-complex="14pt" style:font-weight-complex="bold"/>
    </style:style>
    <style:style style:name="P21"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 fo:font-size="18pt" fo:font-weight="normal" officeooo:rsid="0027139e" officeooo:paragraph-rsid="0027139e" style:font-name-asian="Times New Roman" style:font-size-asian="18pt" style:font-weight-asian="normal" style:font-name-complex="Times New Roman" style:font-size-complex="18pt" style:font-weight-complex="normal"/>
    </style:style>
    <style:style style:name="P22" style:family="paragraph" style:parent-style-name="Standard">
      <loext:graphic-properties draw:fill="none"/>
      <style:paragraph-properties fo:margin-left="-1.101cm" fo:margin-right="-1.101cm" fo:line-height="115%" fo:text-indent="0cm" style:auto-text-indent="false" fo:background-color="transparent">
        <style:tab-stops/>
      </style:paragraph-properties>
      <style:text-properties style:font-name="Liberation Serif" fo:font-size="18pt" fo:font-weight="normal" officeooo:rsid="0022bf32" officeooo:paragraph-rsid="0022506c" style:font-name-asian="Times New Roman" style:font-size-asian="18pt" style:font-weight-asian="normal" style:font-name-complex="Times New Roman" style:font-size-complex="18pt" style:font-weight-complex="normal"/>
    </style:style>
    <style:style style:name="P23"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354a5"/>
    </style:style>
    <style:style style:name="P24"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97615"/>
    </style:style>
    <style:style style:name="P25"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b4782"/>
    </style:style>
    <style:style style:name="P26"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400baf"/>
    </style:style>
    <style:style style:name="P27"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2f9963"/>
    </style:style>
    <style:style style:name="P28" style:family="paragraph" style:parent-style-name="Standard" style:master-page-name="">
      <loext:graphic-properties draw:fill="none"/>
      <style:paragraph-properties fo:margin-left="-1.101cm" fo:margin-right="-1.101cm" fo:line-height="115%" fo:text-align="justify" style:justify-single-word="false" fo:text-indent="0cm" style:auto-text-indent="false" style:page-number="auto" fo:background-color="transparent">
        <style:tab-stops/>
      </style:paragraph-properties>
      <style:text-properties officeooo:paragraph-rsid="00253e86"/>
    </style:style>
    <style:style style:name="P29" style:family="paragraph" style:parent-style-name="Horizontal_20_Line">
      <style:text-properties style:font-name="Liberation Serif" fo:font-size="12pt" style:font-size-asian="12pt" style:font-size-complex="12pt"/>
    </style:style>
    <style:style style:name="P30" style:family="paragraph" style:parent-style-name="Heading_20_3">
      <style:text-properties style:font-name="Liberation Serif" fo:font-weight="bold" officeooo:rsid="00475471" officeooo:paragraph-rsid="00475471" style:font-weight-asian="bold" style:font-weight-complex="bold"/>
    </style:style>
    <style:style style:name="P31" style:family="paragraph" style:parent-style-name="Heading_20_3">
      <style:text-properties style:font-name="Liberation Serif" fo:font-weight="bold" officeooo:rsid="004b6654" officeooo:paragraph-rsid="004b6654" style:font-weight-asian="bold" style:font-weight-complex="bold"/>
    </style:style>
    <style:style style:name="P32" style:family="paragraph" style:parent-style-name="Heading_20_3">
      <style:text-properties officeooo:paragraph-rsid="004a5c7a"/>
    </style:style>
    <style:style style:name="P33" style:family="paragraph" style:parent-style-name="Heading_20_3">
      <style:text-properties fo:font-size="14pt" fo:font-weight="bold" officeooo:paragraph-rsid="003354a5" style:font-size-asian="14pt" style:font-weight-asian="bold" style:font-size-complex="14pt" style:font-weight-complex="bold"/>
    </style:style>
    <style:style style:name="P34" style:family="paragraph" style:parent-style-name="Standard" style:master-page-name="Standard">
      <style:paragraph-properties fo:text-align="center" style:justify-single-word="false" style:page-number="1"/>
      <style:text-properties style:font-name="Liberation Serif" fo:font-size="18pt" style:font-name-asian="Times New Roman" style:font-size-asian="18pt" style:font-name-complex="Times New Roman" style:font-size-complex="18pt"/>
    </style:style>
    <style:style style:name="P35" style:family="paragraph" style:parent-style-name="Standard">
      <style:text-properties style:font-name="Liberation Serif" fo:font-weight="normal" officeooo:rsid="00475471" officeooo:paragraph-rsid="00475471" style:font-weight-asian="normal" style:font-weight-complex="normal"/>
    </style:style>
    <style:style style:name="P36" style:family="paragraph" style:parent-style-name="Standard">
      <style:text-properties style:font-name="Liberation Serif" fo:font-weight="normal" officeooo:rsid="004851eb" officeooo:paragraph-rsid="004851eb" style:font-weight-asian="normal" style:font-weight-complex="normal"/>
    </style:style>
    <style:style style:name="P37" style:family="paragraph" style:parent-style-name="Standard">
      <style:text-properties officeooo:paragraph-rsid="0048a2e4"/>
    </style:style>
    <style:style style:name="P38" style:family="paragraph" style:parent-style-name="Standard">
      <style:text-properties officeooo:paragraph-rsid="004b1367"/>
    </style:style>
    <style:style style:name="P39" style:family="paragraph" style:parent-style-name="Standard">
      <style:text-properties officeooo:paragraph-rsid="004b6654"/>
    </style:style>
    <style:style style:name="P40" style:family="paragraph" style:parent-style-name="Standard">
      <style:paragraph-properties fo:margin-left="-1.101cm" fo:margin-right="-1.101cm" fo:text-indent="0cm" style:auto-text-indent="false"/>
      <style:text-properties officeooo:paragraph-rsid="004b6654"/>
    </style:style>
    <style:style style:name="P41"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 fo:font-size="12pt" fo:font-weight="normal" officeooo:rsid="004ed8c4" officeooo:paragraph-rsid="004ed8c4" style:font-name-asian="Times New Roman" style:font-size-asian="10.5pt" style:font-weight-asian="normal" style:font-name-complex="Times New Roman" style:font-size-complex="12pt" style:font-weight-complex="normal"/>
    </style:style>
    <style:style style:name="P42" style:family="paragraph" style:parent-style-name="Standard">
      <style:paragraph-properties fo:margin-top="0.423cm" fo:margin-bottom="0cm" loext:contextual-spacing="false" fo:line-height="100%" fo:text-align="center" style:justify-single-word="false"/>
      <style:text-properties style:font-name="Liberation Serif" fo:font-size="16pt" officeooo:paragraph-rsid="00465f0e" style:font-name-asian="Times New Roman" style:font-size-asian="16pt" style:font-name-complex="Times New Roman" style:font-size-complex="16pt"/>
    </style:style>
    <style:style style:name="P43" style:family="paragraph" style:parent-style-name="Standard">
      <style:paragraph-properties fo:margin-top="0.423cm" fo:margin-bottom="0cm" loext:contextual-spacing="false" fo:line-height="100%"/>
      <style:text-properties style:font-name="Liberation Serif" fo:font-size="12pt" style:font-name-asian="Times New Roman" style:font-size-asian="12pt" style:font-name-complex="Times New Roman" style:font-size-complex="12pt"/>
    </style:style>
    <style:style style:name="P44" style:family="paragraph" style:parent-style-name="Standard">
      <style:paragraph-properties fo:margin-top="0.423cm" fo:margin-bottom="0cm" loext:contextual-spacing="false" fo:line-height="100%" fo:text-align="center" style:justify-single-word="false"/>
      <style:text-properties style:font-name="Liberation Serif" fo:font-size="12pt" officeooo:paragraph-rsid="00465f0e" style:font-name-asian="Times New Roman" style:font-size-asian="12pt" style:font-name-complex="Times New Roman" style:font-size-complex="12pt"/>
    </style:style>
    <style:style style:name="P45" style:family="paragraph" style:parent-style-name="Standard">
      <style:paragraph-properties fo:margin-top="0.423cm" fo:margin-bottom="0cm" loext:contextual-spacing="false" fo:line-height="100%"/>
      <style:text-properties style:font-name="Liberation Serif" fo:font-size="12pt" officeooo:paragraph-rsid="001b518e" style:font-name-asian="Times New Roman" style:font-size-asian="12pt" style:font-name-complex="Times New Roman" style:font-size-complex="12pt"/>
    </style:style>
    <style:style style:name="P46" style:family="paragraph" style:parent-style-name="Standard">
      <style:paragraph-properties fo:margin-top="0.423cm" fo:margin-bottom="0cm" loext:contextual-spacing="false" fo:line-height="100%"/>
      <style:text-properties style:font-name="Liberation Serif" fo:font-size="12pt" fo:font-weight="bold" style:font-name-asian="Times New Roman" style:font-size-asian="12pt" style:font-weight-asian="bold" style:font-name-complex="Times New Roman" style:font-size-complex="12pt"/>
    </style:style>
    <style:style style:name="P47" style:family="paragraph" style:parent-style-name="Standard">
      <style:paragraph-properties fo:margin-top="0.423cm" fo:margin-bottom="0cm" loext:contextual-spacing="false" fo:line-height="100%"/>
      <style:text-properties style:font-name="Liberation Serif" fo:font-size="12pt" fo:font-weight="bold" officeooo:rsid="001bc561" officeooo:paragraph-rsid="001bc561" style:font-name-asian="Times New Roman" style:font-size-asian="12pt" style:font-weight-asian="bold" style:font-name-complex="Times New Roman" style:font-size-complex="12pt"/>
    </style:style>
    <style:style style:name="P48" style:family="paragraph" style:parent-style-name="Standard">
      <style:paragraph-properties fo:margin-top="0.423cm" fo:margin-bottom="0cm" loext:contextual-spacing="false" fo:line-height="100%"/>
      <style:text-properties style:font-name="Liberation Serif" fo:font-size="12pt" fo:font-weight="bold" officeooo:rsid="001dd99f" officeooo:paragraph-rsid="001dd99f" style:font-name-asian="Times New Roman" style:font-size-asian="12pt" style:font-weight-asian="bold" style:font-name-complex="Times New Roman" style:font-size-complex="12pt" style:font-weight-complex="bold"/>
    </style:style>
    <style:style style:name="P49" style:family="paragraph" style:parent-style-name="Standard">
      <style:paragraph-properties fo:margin-top="0.423cm" fo:margin-bottom="0cm" loext:contextual-spacing="false" fo:line-height="100%"/>
      <style:text-properties style:font-name="Liberation Serif" fo:font-size="12pt" fo:font-weight="bold" officeooo:rsid="001dd99f" officeooo:paragraph-rsid="001dd99f" style:font-size-asian="12pt" style:font-weight-asian="bold" style:font-size-complex="12pt" style:font-weight-complex="bold"/>
    </style:style>
    <style:style style:name="P50" style:family="paragraph" style:parent-style-name="Standard">
      <style:paragraph-properties fo:margin-top="0.423cm" fo:margin-bottom="0cm" loext:contextual-spacing="false" fo:line-height="100%"/>
      <style:text-properties style:font-name="Liberation Serif" fo:font-size="12pt" officeooo:rsid="001bc561" officeooo:paragraph-rsid="001bc561" style:font-size-asian="12pt" style:font-size-complex="12pt"/>
    </style:style>
    <style:style style:name="P51" style:family="paragraph" style:parent-style-name="Standard">
      <style:paragraph-properties fo:margin-top="0.423cm" fo:margin-bottom="0cm" loext:contextual-spacing="false" fo:line-height="100%"/>
      <style:text-properties style:font-name="Liberation Serif" fo:font-size="12pt" style:font-size-asian="12pt" style:font-size-complex="12pt"/>
    </style:style>
    <style:style style:name="P52" style:family="paragraph" style:parent-style-name="Standard">
      <style:paragraph-properties fo:margin-top="0.423cm" fo:margin-bottom="0cm" loext:contextual-spacing="false" fo:line-height="100%"/>
      <style:text-properties style:font-name="Liberation Serif" fo:font-size="18pt" fo:font-weight="bold" officeooo:rsid="0020836f" officeooo:paragraph-rsid="0036efd2" style:font-name-asian="Times New Roman" style:font-size-asian="18pt" style:font-weight-asian="bold" style:font-name-complex="Times New Roman" style:font-size-complex="18pt" style:font-weight-complex="bold"/>
    </style:style>
    <style:style style:name="P53"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 fo:font-size="12pt" style:font-name-asian="Times New Roman" style:font-size-asian="12pt" style:font-name-complex="Times New Roman" style:font-size-complex="12pt"/>
    </style:style>
    <style:style style:name="P54"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 fo:font-size="12pt" officeooo:paragraph-rsid="0020836f" style:font-name-asian="Times New Roman" style:font-size-asian="12pt" style:font-name-complex="Times New Roman" style:font-size-complex="12pt"/>
    </style:style>
    <style:style style:name="P55"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 fo:font-size="12pt" officeooo:paragraph-rsid="001bc561" style:font-name-asian="Times New Roman" style:font-size-asian="12pt" style:font-name-complex="Times New Roman" style:font-size-complex="12pt"/>
    </style:style>
    <style:style style:name="P56"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 fo:font-size="12pt" officeooo:rsid="001bc561" officeooo:paragraph-rsid="001bc561" style:font-name-asian="Times New Roman" style:font-size-asian="12pt" style:font-name-complex="Times New Roman" style:font-size-complex="12pt"/>
    </style:style>
    <style:style style:name="P57" style:family="paragraph" style:parent-style-name="Standard">
      <style:paragraph-properties fo:margin-left="0cm" fo:margin-right="0cm" fo:margin-top="0.423cm" fo:margin-bottom="0cm" loext:contextual-spacing="false" fo:line-height="100%" fo:text-indent="0cm" style:auto-text-indent="false"/>
      <style:text-properties style:font-name="Liberation Serif" fo:font-size="12pt" style:font-name-asian="Times New Roman" style:font-size-asian="12pt" style:font-name-complex="Times New Roman" style:font-size-complex="12pt"/>
    </style:style>
    <style:style style:name="P58" style:family="paragraph" style:parent-style-name="Text_20_body">
      <style:paragraph-properties fo:margin-left="-1.101cm" fo:margin-right="-1.101cm" fo:text-align="justify" style:justify-single-word="false" fo:text-indent="0cm" style:auto-text-indent="false"/>
      <style:text-properties officeooo:paragraph-rsid="0041f395"/>
    </style:style>
    <style:style style:name="P59" style:family="paragraph" style:parent-style-name="Text_20_body">
      <style:paragraph-properties fo:margin-left="-1.101cm" fo:margin-right="-1.101cm" fo:text-align="justify" style:justify-single-word="false" fo:text-indent="0cm" style:auto-text-indent="false"/>
      <style:text-properties officeooo:paragraph-rsid="0043f356"/>
    </style:style>
    <style:style style:name="P60" style:family="paragraph" style:parent-style-name="Text_20_body">
      <style:paragraph-properties fo:margin-left="-1.101cm" fo:margin-right="-1.101cm" fo:text-align="justify" style:justify-single-word="false" fo:text-indent="0cm" style:auto-text-indent="false"/>
      <style:text-properties officeooo:paragraph-rsid="00453b03"/>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518e"/>
    </style:style>
    <style:style style:name="T2" style:family="text">
      <style:text-properties fo:font-weight="normal" style:font-weight-asian="normal" style:font-weight-complex="normal"/>
    </style:style>
    <style:style style:name="T3" style:family="text">
      <style:text-properties fo:font-weight="normal" style:font-name-asian="Times New Roman" style:font-weight-asian="normal" style:font-name-complex="Times New Roman" style:font-weight-complex="normal"/>
    </style:style>
    <style:style style:name="T4" style:family="text">
      <style:text-properties officeooo:rsid="001bc561"/>
    </style:style>
    <style:style style:name="T5" style:family="text">
      <style:text-properties fo:font-weight="bold" style:font-weight-asian="bold"/>
    </style:style>
    <style:style style:name="T6" style:family="text">
      <style:text-properties fo:font-weight="bold" officeooo:rsid="001bc561" style:font-weight-asian="bold"/>
    </style:style>
    <style:style style:name="T7" style:family="text">
      <style:text-properties fo:font-weight="bold" style:font-name-asian="Times New Roman" style:font-weight-asian="bold" style:font-name-complex="Times New Roman"/>
    </style:style>
    <style:style style:name="T8" style:family="text">
      <style:text-properties fo:font-weight="bold" officeooo:rsid="001bc561" style:font-name-asian="Times New Roman" style:font-weight-asian="bold" style:font-name-complex="Times New Roman"/>
    </style:style>
    <style:style style:name="T9" style:family="text">
      <style:text-properties style:text-position="sub 58%"/>
    </style:style>
    <style:style style:name="T10" style:family="text">
      <style:text-properties style:text-position="sub 58%" officeooo:rsid="001cfa05"/>
    </style:style>
    <style:style style:name="T11" style:family="text">
      <style:text-properties style:text-position="sub 58%" officeooo:rsid="001dd99f"/>
    </style:style>
    <style:style style:name="T12" style:family="text">
      <style:text-properties officeooo:rsid="001dd99f"/>
    </style:style>
    <style:style style:name="T13" style:family="text">
      <style:text-properties style:font-name="Liberation Serif"/>
    </style:style>
    <style:style style:name="T14" style:family="text">
      <style:text-properties style:font-name="Liberation Serif" fo:font-size="12pt" fo:font-weight="normal" officeooo:rsid="0022506c" style:font-name-asian="Times New Roman" style:font-size-asian="12pt" style:font-weight-asian="normal" style:font-name-complex="Times New Roman" style:font-size-complex="12pt" style:font-weight-complex="normal"/>
    </style:style>
    <style:style style:name="T15" style:family="text">
      <style:text-properties style:font-name="Liberation Serif" fo:font-size="12pt" fo:font-weight="normal" officeooo:rsid="00240ef3" style:font-name-asian="Times New Roman" style:font-size-asian="12pt" style:font-weight-asian="normal" style:font-name-complex="Times New Roman" style:font-size-complex="12pt" style:font-weight-complex="normal"/>
    </style:style>
    <style:style style:name="T16" style:family="text">
      <style:text-properties style:font-name="Liberation Serif" fo:font-size="12pt" fo:font-weight="normal" officeooo:rsid="00276eee" style:font-name-asian="Times New Roman" style:font-size-asian="12pt" style:font-weight-asian="normal" style:font-name-complex="Times New Roman" style:font-size-complex="12pt" style:font-weight-complex="normal"/>
    </style:style>
    <style:style style:name="T17" style:family="text">
      <style:text-properties style:font-name="Liberation Serif" fo:font-size="12pt" fo:font-weight="normal" officeooo:rsid="0022bf32" style:font-name-asian="Times New Roman" style:font-size-asian="12pt" style:font-weight-asian="normal" style:font-name-complex="Times New Roman" style:font-size-complex="12pt" style:font-weight-complex="normal"/>
    </style:style>
    <style:style style:name="T18" style:family="text">
      <style:text-properties style:font-name="Liberation Serif" fo:font-size="12pt" fo:font-weight="normal" officeooo:rsid="00253e86" style:font-name-asian="Times New Roman" style:font-size-asian="12pt" style:font-weight-asian="normal" style:font-name-complex="Times New Roman" style:font-size-complex="12pt" style:font-weight-complex="normal"/>
    </style:style>
    <style:style style:name="T19" style:family="text">
      <style:text-properties style:font-name="Liberation Serif" fo:font-size="12pt" fo:font-weight="normal" officeooo:rsid="002f9963" style:font-name-asian="Times New Roman" style:font-size-asian="12pt" style:font-weight-asian="normal" style:font-name-complex="Times New Roman" style:font-size-complex="12pt" style:font-weight-complex="normal"/>
    </style:style>
    <style:style style:name="T20" style:family="text">
      <style:text-properties style:font-name="Liberation Serif" fo:font-size="12pt" fo:font-weight="normal" officeooo:rsid="002e0557" style:font-name-asian="Times New Roman" style:font-size-asian="12pt" style:font-weight-asian="normal" style:font-name-complex="Times New Roman" style:font-size-complex="12pt" style:font-weight-complex="normal"/>
    </style:style>
    <style:style style:name="T21" style:family="text">
      <style:text-properties style:font-name="Liberation Serif" fo:font-size="12pt" fo:font-weight="normal" officeooo:rsid="002ef491" style:font-name-asian="Times New Roman" style:font-size-asian="12pt" style:font-weight-asian="normal" style:font-name-complex="Times New Roman" style:font-size-complex="12pt" style:font-weight-complex="normal"/>
    </style:style>
    <style:style style:name="T22" style:family="text">
      <style:text-properties style:font-name="Liberation Serif" fo:font-size="12pt" fo:font-weight="normal" officeooo:rsid="0030e12c" style:font-name-asian="Times New Roman" style:font-size-asian="12pt" style:font-weight-asian="normal" style:font-name-complex="Times New Roman" style:font-size-complex="12pt" style:font-weight-complex="normal"/>
    </style:style>
    <style:style style:name="T23" style:family="text">
      <style:text-properties style:font-name="Liberation Serif" fo:font-size="12pt" fo:font-weight="normal" officeooo:rsid="00328461" style:font-name-asian="Times New Roman" style:font-size-asian="12pt" style:font-weight-asian="normal" style:font-name-complex="Times New Roman" style:font-size-complex="12pt" style:font-weight-complex="normal"/>
    </style:style>
    <style:style style:name="T24" style:family="text">
      <style:text-properties style:font-name="Liberation Serif" fo:font-size="12pt" fo:font-weight="normal" officeooo:rsid="003354a5" style:font-name-asian="Times New Roman" style:font-size-asian="12pt" style:font-weight-asian="normal" style:font-name-complex="Times New Roman" style:font-size-complex="12pt" style:font-weight-complex="normal"/>
    </style:style>
    <style:style style:name="T25" style:family="text">
      <style:text-properties style:font-name="Liberation Serif" fo:font-size="12pt" fo:font-weight="normal" officeooo:rsid="0037fdbe" style:font-name-asian="Times New Roman" style:font-size-asian="12pt" style:font-weight-asian="normal" style:font-name-complex="Times New Roman" style:font-size-complex="12pt" style:font-weight-complex="normal"/>
    </style:style>
    <style:style style:name="T26" style:family="text">
      <style:text-properties style:font-name="Liberation Serif" fo:font-size="12pt" fo:font-weight="normal" officeooo:rsid="00397615" style:font-name-asian="Times New Roman" style:font-size-asian="12pt" style:font-weight-asian="normal" style:font-name-complex="Times New Roman" style:font-size-complex="12pt" style:font-weight-complex="normal"/>
    </style:style>
    <style:style style:name="T27" style:family="text">
      <style:text-properties style:font-name="Liberation Serif" fo:font-size="12pt" fo:font-weight="normal" officeooo:rsid="003a3bdf" style:font-name-asian="Times New Roman" style:font-size-asian="12pt" style:font-weight-asian="normal" style:font-name-complex="Times New Roman" style:font-size-complex="12pt" style:font-weight-complex="normal"/>
    </style:style>
    <style:style style:name="T28" style:family="text">
      <style:text-properties style:font-name="Liberation Serif" fo:font-size="12pt" fo:font-weight="normal" officeooo:rsid="003ad4a6" style:font-name-asian="Times New Roman" style:font-size-asian="12pt" style:font-weight-asian="normal" style:font-name-complex="Times New Roman" style:font-size-complex="12pt" style:font-weight-complex="normal"/>
    </style:style>
    <style:style style:name="T29" style:family="text">
      <style:text-properties style:font-name="Liberation Serif" fo:font-size="12pt" fo:font-weight="normal" officeooo:rsid="003b0718" style:font-name-asian="Times New Roman" style:font-size-asian="12pt" style:font-weight-asian="normal" style:font-name-complex="Times New Roman" style:font-size-complex="12pt" style:font-weight-complex="normal"/>
    </style:style>
    <style:style style:name="T30" style:family="text">
      <style:text-properties style:font-name="Liberation Serif" fo:font-size="12pt" fo:font-weight="normal" officeooo:rsid="0027139e" style:font-name-asian="Times New Roman" style:font-size-asian="12pt" style:font-weight-asian="normal" style:font-name-complex="Times New Roman" style:font-size-complex="12pt" style:font-weight-complex="normal"/>
    </style:style>
    <style:style style:name="T31" style:family="text">
      <style:text-properties style:font-name="Liberation Serif" fo:font-size="12pt" fo:font-weight="normal" officeooo:rsid="0028d133" style:font-name-asian="Times New Roman" style:font-size-asian="12pt" style:font-weight-asian="normal" style:font-name-complex="Times New Roman" style:font-size-complex="12pt" style:font-weight-complex="normal"/>
    </style:style>
    <style:style style:name="T32" style:family="text">
      <style:text-properties style:font-name="Liberation Serif" fo:font-size="12pt" fo:font-weight="normal" officeooo:rsid="00400baf" style:font-name-asian="Times New Roman" style:font-size-asian="12pt" style:font-weight-asian="normal" style:font-name-complex="Times New Roman" style:font-size-complex="12pt" style:font-weight-complex="normal"/>
    </style:style>
    <style:style style:name="T33" style:family="text">
      <style:text-properties style:font-name="Liberation Serif" fo:font-size="12pt" fo:font-weight="normal" officeooo:rsid="0029204c" style:font-name-asian="Times New Roman" style:font-size-asian="12pt" style:font-weight-asian="normal" style:font-name-complex="Times New Roman" style:font-size-complex="12pt" style:font-weight-complex="normal"/>
    </style:style>
    <style:style style:name="T34" style:family="text">
      <style:text-properties style:font-name="Liberation Serif" fo:font-size="12pt" fo:font-weight="normal" officeooo:rsid="002a29b7" style:font-name-asian="Times New Roman" style:font-size-asian="12pt" style:font-weight-asian="normal" style:font-name-complex="Times New Roman" style:font-size-complex="12pt" style:font-weight-complex="normal"/>
    </style:style>
    <style:style style:name="T35" style:family="text">
      <style:text-properties style:font-name="Liberation Serif" fo:font-size="12pt" fo:font-weight="normal" officeooo:rsid="002a3f13" style:font-name-asian="Times New Roman" style:font-size-asian="12pt" style:font-weight-asian="normal" style:font-name-complex="Times New Roman" style:font-size-complex="12pt" style:font-weight-complex="normal"/>
    </style:style>
    <style:style style:name="T36" style:family="text">
      <style:text-properties style:font-name="Liberation Serif" fo:font-size="12pt" fo:font-weight="normal" officeooo:rsid="002a8256" style:font-name-asian="Times New Roman" style:font-size-asian="12pt" style:font-weight-asian="normal" style:font-name-complex="Times New Roman" style:font-size-complex="12pt" style:font-weight-complex="normal"/>
    </style:style>
    <style:style style:name="T37" style:family="text">
      <style:text-properties style:font-name="Liberation Serif" fo:font-size="12pt" fo:font-weight="normal" officeooo:rsid="002bdb20" style:font-name-asian="Times New Roman" style:font-size-asian="12pt" style:font-weight-asian="normal" style:font-name-complex="Times New Roman" style:font-size-complex="12pt" style:font-weight-complex="normal"/>
    </style:style>
    <style:style style:name="T38" style:family="text">
      <style:text-properties style:font-name="Liberation Serif" fo:font-size="12pt" fo:font-weight="normal" officeooo:rsid="002cd55b" style:font-name-asian="Times New Roman" style:font-size-asian="12pt" style:font-weight-asian="normal" style:font-name-complex="Times New Roman" style:font-size-complex="12pt" style:font-weight-complex="normal"/>
    </style:style>
    <style:style style:name="T39" style:family="text">
      <style:text-properties style:font-name="Liberation Serif" fo:font-size="12pt" fo:font-weight="normal" officeooo:rsid="0041f395" style:font-name-asian="Times New Roman" style:font-size-asian="12pt" style:font-weight-asian="normal" style:font-name-complex="Times New Roman" style:font-size-complex="12pt" style:font-weight-complex="normal"/>
    </style:style>
    <style:style style:name="T40" style:family="text">
      <style:text-properties style:font-name="Liberation Serif" fo:font-size="12pt" fo:font-weight="normal" officeooo:rsid="0035f392" style:font-size-asian="10.5pt" style:font-weight-asian="normal" style:font-size-complex="12pt" style:font-weight-complex="normal"/>
    </style:style>
    <style:style style:name="T41" style:family="text">
      <style:text-properties style:font-name="Liberation Serif" fo:font-size="12pt" fo:font-weight="normal" officeooo:rsid="003b4782" style:font-size-asian="10.5pt" style:font-weight-asian="normal" style:font-size-complex="12pt" style:font-weight-complex="normal"/>
    </style:style>
    <style:style style:name="T42" style:family="text">
      <style:text-properties style:font-name="Liberation Serif" fo:font-size="12pt" fo:font-weight="normal" officeooo:rsid="003c5340" style:font-size-asian="10.5pt" style:font-weight-asian="normal" style:font-size-complex="12pt" style:font-weight-complex="normal"/>
    </style:style>
    <style:style style:name="T43" style:family="text">
      <style:text-properties style:font-name="Liberation Serif" fo:font-size="12pt" fo:font-weight="normal" officeooo:rsid="004210c7" style:font-size-asian="10.5pt" style:font-weight-asian="normal" style:font-size-complex="12pt" style:font-weight-complex="normal"/>
    </style:style>
    <style:style style:name="T44" style:family="text">
      <style:text-properties style:font-name="Liberation Serif" fo:font-size="12pt" officeooo:rsid="003c5340"/>
    </style:style>
    <style:style style:name="T45" style:family="text">
      <style:text-properties style:font-name="Liberation Serif" fo:font-size="12pt" officeooo:rsid="003c70b2"/>
    </style:style>
    <style:style style:name="T46" style:family="text">
      <style:text-properties style:font-name="Liberation Serif" fo:font-size="12pt" officeooo:rsid="003d7412"/>
    </style:style>
    <style:style style:name="T47" style:family="text">
      <style:text-properties style:font-name="Liberation Serif" fo:font-size="12pt" fo:font-weight="bold" officeooo:rsid="002ef491" style:font-name-asian="Times New Roman" style:font-size-asian="12pt" style:font-weight-asian="bold" style:font-name-complex="Times New Roman" style:font-size-complex="12pt" style:font-weight-complex="bold"/>
    </style:style>
    <style:style style:name="T48" style:family="text">
      <style:text-properties style:font-name="Liberation Serif" fo:font-size="12pt" fo:font-weight="bold" officeooo:rsid="002cd55b" style:font-name-asian="Times New Roman" style:font-size-asian="12pt" style:font-weight-asian="bold" style:font-name-complex="Times New Roman" style:font-size-complex="12pt" style:font-weight-complex="bold"/>
    </style:style>
    <style:style style:name="T49" style:family="text">
      <style:text-properties style:font-name="Liberation Serif" fo:font-size="12pt" fo:font-weight="bold" officeooo:rsid="00253e86" style:font-name-asian="Times New Roman" style:font-size-asian="12pt" style:font-weight-asian="bold" style:font-name-complex="Times New Roman" style:font-size-complex="12pt" style:font-weight-complex="bold"/>
    </style:style>
    <style:style style:name="T50" style:family="text">
      <style:text-properties style:font-name="Liberation Serif" fo:font-size="12pt" fo:font-weight="bold" officeooo:rsid="003b4782" style:font-size-asian="10.5pt" style:font-weight-asian="bold" style:font-size-complex="12pt" style:font-weight-complex="bold"/>
    </style:style>
    <style:style style:name="T51" style:family="text">
      <style:text-properties style:font-name="Liberation Serif" fo:font-size="12pt" officeooo:rsid="0043f356"/>
    </style:style>
    <style:style style:name="T52" style:family="text">
      <style:text-properties style:font-name="Liberation Serif" fo:font-size="12pt" officeooo:rsid="0044df17"/>
    </style:style>
    <style:style style:name="T53" style:family="text">
      <style:text-properties style:font-name="Liberation Serif" fo:font-size="12pt" officeooo:rsid="00453b03"/>
    </style:style>
    <style:style style:name="T54" style:family="text">
      <style:text-properties style:font-name="Liberation Serif" fo:font-size="12pt" fo:font-style="italic" officeooo:rsid="0044df17" style:font-style-asian="italic" style:font-style-complex="italic"/>
    </style:style>
    <style:style style:name="T55" style:family="text">
      <style:text-properties style:font-name="Liberation Serif" fo:font-weight="normal" officeooo:rsid="0037fdbe" style:font-name-asian="Times New Roman" style:font-weight-asian="normal" style:font-name-complex="Times New Roman" style:font-weight-complex="normal"/>
    </style:style>
    <style:style style:name="T56" style:family="text">
      <style:text-properties style:font-name="Liberation Serif" fo:font-weight="normal" officeooo:rsid="00400baf" style:font-name-asian="Times New Roman" style:font-weight-asian="normal" style:font-name-complex="Times New Roman" style:font-weight-complex="normal"/>
    </style:style>
    <style:style style:name="T57" style:family="text">
      <style:text-properties style:font-name="Liberation Serif" officeooo:rsid="0035f392"/>
    </style:style>
    <style:style style:name="T58" style:family="text">
      <style:text-properties style:font-name="Liberation Serif" officeooo:rsid="003c5340"/>
    </style:style>
    <style:style style:name="T59" style:family="text">
      <style:text-properties style:font-name="Liberation Serif" officeooo:rsid="003c70b2"/>
    </style:style>
    <style:style style:name="T60" style:family="text">
      <style:text-properties style:font-name="Liberation Serif" officeooo:rsid="003d7412"/>
    </style:style>
    <style:style style:name="T61" style:family="text">
      <style:text-properties style:font-name="Liberation Serif" officeooo:rsid="0041f395"/>
    </style:style>
    <style:style style:name="T62" style:family="text">
      <style:text-properties style:font-name="Liberation Serif" fo:font-style="italic" officeooo:rsid="003c70b2" style:font-style-asian="italic" style:font-style-complex="italic"/>
    </style:style>
    <style:style style:name="T63" style:family="text">
      <style:text-properties style:font-name="Liberation Serif" fo:font-style="italic" officeooo:rsid="003d7412" style:font-style-asian="italic" style:font-style-complex="italic"/>
    </style:style>
    <style:style style:name="T64" style:family="text">
      <style:text-properties style:font-name="Liberation Serif" fo:font-style="italic" officeooo:rsid="0044df17" style:font-style-asian="italic" style:font-style-complex="italic"/>
    </style:style>
    <style:style style:name="T65" style:family="text">
      <style:text-properties style:font-name="Liberation Serif" fo:font-style="italic" officeooo:rsid="00453b03" style:font-style-asian="italic" style:font-style-complex="italic"/>
    </style:style>
    <style:style style:name="T66" style:family="text">
      <style:text-properties style:font-name="Liberation Serif" officeooo:rsid="004284c5"/>
    </style:style>
    <style:style style:name="T67" style:family="text">
      <style:text-properties style:font-name="Liberation Serif" fo:font-weight="bold" officeooo:rsid="004284c5" style:font-weight-asian="bold" style:font-weight-complex="bold"/>
    </style:style>
    <style:style style:name="T68" style:family="text">
      <style:text-properties style:font-name="Liberation Serif" officeooo:rsid="0043f356"/>
    </style:style>
    <style:style style:name="T69" style:family="text">
      <style:text-properties style:font-name="Liberation Serif" officeooo:rsid="0044df17"/>
    </style:style>
    <style:style style:name="T70" style:family="text">
      <style:text-properties style:font-name="Liberation Serif" officeooo:rsid="00453b03"/>
    </style:style>
    <style:style style:name="T71" style:family="text">
      <style:text-properties officeooo:rsid="002ef491"/>
    </style:style>
    <style:style style:name="T72" style:family="text">
      <style:text-properties style:font-name="Liberation Serif1" fo:font-size="10pt" officeooo:rsid="002ef491" style:font-size-asian="10pt" style:font-size-complex="10pt"/>
    </style:style>
    <style:style style:name="T73" style:family="text">
      <style:text-properties fo:color="#000000" style:font-name="Liberation Serif" officeooo:rsid="003d7412"/>
    </style:style>
    <style:style style:name="T74" style:family="text">
      <style:text-properties fo:color="#000000" style:font-name="Liberation Serif" fo:font-size="12pt" officeooo:rsid="003d7412"/>
    </style:style>
    <style:style style:name="T75" style:family="text">
      <style:text-properties style:font-name-asian="Times New Roman" style:font-name-complex="Times New Roman"/>
    </style:style>
    <style:style style:name="T76" style:family="text">
      <style:text-properties officeooo:rsid="001bc561" style:font-name-asian="Times New Roman" style:font-name-complex="Times New Roman"/>
    </style:style>
    <style:style style:name="T77" style:family="text">
      <style:text-properties style:font-name="Liberation Serif" fo:font-weight="bold" officeooo:rsid="004a5c7a" style:font-weight-asian="bold" style:font-weight-complex="bold"/>
    </style:style>
    <style:style style:name="T78" style:family="text">
      <style:text-properties style:font-name="Liberation Serif" fo:font-weight="bold" officeooo:rsid="004b1367" style:font-weight-asian="bold" style:font-weight-complex="bold"/>
    </style:style>
    <style:style style:name="T79" style:family="text">
      <style:text-properties style:font-name="Liberation Serif" fo:font-weight="bold" officeooo:rsid="004b6654" style:font-weight-asian="bold" style:font-weight-complex="bold"/>
    </style:style>
    <style:style style:name="T80" style:family="text">
      <style:text-properties style:font-name="Liberation Serif" fo:font-weight="normal" officeooo:rsid="0048a2e4" style:font-weight-asian="normal" style:font-weight-complex="normal"/>
    </style:style>
    <style:style style:name="T81" style:family="text">
      <style:text-properties style:font-name="Liberation Serif" fo:font-size="12pt" fo:font-weight="normal" officeooo:rsid="0048a2e4" style:font-weight-asian="normal" style:font-weight-complex="normal"/>
    </style:style>
    <style:style style:name="T82" style:family="text">
      <style:text-properties style:font-name="Liberation Serif" fo:font-size="12pt" fo:font-weight="normal" officeooo:rsid="004a5c7a" style:font-weight-asian="normal" style:font-weight-complex="normal"/>
    </style:style>
    <style:style style:name="T83" style:family="text">
      <style:text-properties style:font-name="Liberation Serif" fo:font-size="12pt" fo:font-weight="normal" officeooo:rsid="004b1367" style:font-weight-asian="normal" style:font-weight-complex="normal"/>
    </style:style>
    <style:style style:name="T84" style:family="text">
      <style:text-properties style:font-name="Liberation Serif" fo:font-size="12pt" fo:font-style="italic" fo:font-weight="normal" officeooo:rsid="004a5c7a" style:font-style-asian="italic" style:font-weight-asian="normal" style:font-style-complex="italic" style:font-weight-complex="normal"/>
    </style:style>
    <style:style style:name="T85" style:family="text">
      <style:text-properties style:font-name="Liberation Serif" fo:font-size="12pt" fo:font-style="normal" fo:font-weight="normal" style:font-style-asian="normal" style:font-weight-asian="normal" style:font-style-complex="normal" style:font-weight-complex="normal"/>
    </style:style>
    <style:style style:name="T86" style:family="text">
      <style:text-properties style:font-name="Liberation Serif" fo:font-size="12pt" fo:font-style="normal" fo:font-weight="normal" officeooo:rsid="004a5c7a" style:font-style-asian="normal" style:font-weight-asian="normal" style:font-style-complex="normal" style:font-weight-complex="normal"/>
    </style:style>
    <style:style style:name="T87" style:family="text">
      <style:text-properties style:font-name="Liberation Serif" fo:font-size="12pt" fo:font-style="normal" fo:font-weight="normal" officeooo:rsid="004b1367" style:font-style-asian="normal" style:font-weight-asian="normal" style:font-style-complex="normal" style:font-weight-complex="normal"/>
    </style:style>
    <style:style style:name="T88" style:family="text">
      <style:text-properties style:font-name="Liberation Serif" fo:font-size="12pt" fo:font-style="normal" fo:font-weight="normal" officeooo:rsid="004b6654" style:font-style-asian="normal" style:font-weight-asian="normal" style:font-style-complex="normal" style:font-weight-complex="normal"/>
    </style:style>
    <style:style style:name="T89" style:family="text">
      <style:text-properties style:font-name="Liberation Serif" fo:font-size="12pt" fo:font-style="normal" fo:font-weight="normal" officeooo:rsid="004c9c30" style:font-style-asian="normal" style:font-weight-asian="normal" style:font-style-complex="normal" style:font-weight-complex="normal"/>
    </style:style>
    <style:style style:name="T90" style:family="text">
      <style:text-properties style:font-name="Liberation Serif" fo:font-size="12pt" fo:font-style="normal" fo:font-weight="normal" officeooo:rsid="004d5c82" style:font-style-asian="normal" style:font-weight-asian="normal" style:font-style-complex="normal" style:font-weight-complex="normal"/>
    </style:style>
    <style:style style:name="T91" style:family="text">
      <style:text-properties style:font-name="Liberation Serif" fo:font-size="12pt" fo:font-style="normal" fo:font-weight="normal" officeooo:rsid="004ed8c4" style:font-style-asian="normal" style:font-weight-asian="normal" style:font-style-complex="normal" style:font-weight-complex="normal"/>
    </style:style>
    <style:style style:name="T92" style:family="text">
      <style:text-properties officeooo:rsid="004851eb"/>
    </style:style>
    <style:style style:name="T93" style:family="text">
      <style:text-properties officeooo:rsid="0048a2e4"/>
    </style:style>
    <style:style style:name="T94" style:family="text">
      <style:text-properties fo:color="#434343" style:font-name="Liberation Serif" fo:font-size="14pt" fo:font-weight="bold" officeooo:rsid="004b1367" style:font-size-asian="14pt" style:font-weight-asian="bold" style:font-size-complex="14pt" style:font-weight-complex="bold"/>
    </style:style>
    <style:style style:name="T95" style:family="text">
      <style:text-properties fo:color="#434343" style:font-name="Liberation Serif" officeooo:rsid="003354a5"/>
    </style:style>
    <style:style style:name="T96" style:family="text">
      <style:text-properties officeooo:rsid="004b6654"/>
    </style:style>
    <style:style style:name="T97" style:family="text">
      <style:text-properties officeooo:rsid="004ed8c4"/>
    </style:style>
    <style:style style:name="T98" style:family="text">
      <style:text-properties fo:font-variant="normal" fo:text-transform="none" style:use-window-font-color="true" style:text-outline="false" style:text-line-through-style="none" style:text-line-through-type="none" style:text-position="0% 100%" style:font-name="Arial" fo:font-size="10pt" fo:letter-spacing="normal" fo:language="el"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0% 100%" style:font-name="Arial" fo:font-size="10pt" fo:letter-spacing="normal" fo:language="el"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Αριστοτέλειο Πανεπιστήμιο Θεσσαλονίκης</text:p>
      <text:p text:style-name="P5">Σχολή Θετικών Επιστημών</text:p>
      <text:p text:style-name="P8">Τμήμα Πληροφορικής</text:p>
      <text:p text:style-name="P4"/>
      <text:p text:style-name="P9">Πτυχιακή Εργασία</text:p>
      <text:p text:style-name="P10">Θέμα:</text:p>
      <text:p text:style-name="P2"><text:bookmark text:name="_lgq8q3bq41io"/>Έρευνα ενδιαφέροντος και δημοτικότητας ευπαθειών λογισμικού στο Twitter</text:p>
      <text:p text:style-name="P4"/>
      <text:p text:style-name="P11">Subject: Research of interest and popularity about Software Vulnerabilities on Twitter</text:p>
      <text:p text:style-name="P11"/>
      <text:p text:style-name="P8">Φοιτητής: Ηλίας Τερζής</text:p>
      <text:p text:style-name="P8"><text:s/>ΑΕΜ: 3170</text:p>
      <text:p text:style-name="P8">Επιβλέπων: Αγγελής Ελευθέριος</text:p>
      <text:p text:style-name="P8">Καθηγητής Τμήματος Πληροφορικής ΑΠΘ</text:p>
      <text:p text:style-name="P8">Συνεπιβλέποντες:</text:p>
      <text:p text:style-name="P8">Γεωργίου Κωνσταντίνος</text:p>
      <text:p text:style-name="P8">Χαρμάνας Κωνσταντίνος</text:p>
      <text:p text:style-name="P8">Υποψήφιοι Διδάκτορες Τμήματος Πληροφορικής ΑΠΘ</text:p>
      <text:p text:style-name="P8"/>
      <text:p text:style-name="P42">Θεσσαλονίκη 2022</text:p>
      <text:p text:style-name="P44"><text:soft-page-break/>Περιεχόμενα</text:p>
      <text:p text:style-name="P29"/>
      <text:p text:style-name="P43">Ευχαριστίες</text:p>
      <text:p text:style-name="P43">Περίληψη</text:p>
      <text:p text:style-name="P43">Abstract </text:p>
      <text:p text:style-name="P46">Κεφάλαιο 1: Εισαγωγή</text:p>
      <text:p text:style-name="P54">Ορισμός του προβλήματος</text:p>
      <text:p text:style-name="P53">Ευπάθειες και άλλοι βασικοί ορισμοί</text:p>
      <text:p text:style-name="P55"><text:span text:style-name="T4">Λίγα για </text:span>Ανάλυση δεδομένων</text:p>
      <text:p text:style-name="P43"><text:tab/><text:span text:style-name="T1">(+ λίγα λόγια για τις πηγές)</text:span></text:p>
      <text:p text:style-name="P45"><text:tab/><text:span text:style-name="T1">Κίνητρο (Rqs)</text:span></text:p>
      <text:p text:style-name="P45"><text:tab/>Συμβολή <text:span text:style-name="T4">(C1, C2...)</text:span></text:p>
      <text:p text:style-name="P43"><text:tab/>Δομή της εργασίας</text:p>
      <text:p text:style-name="P46">Κεφάλαιο 2: Υπόβαθρο</text:p>
      <text:p text:style-name="P45"><text:span text:style-name="T5"><text:tab/></text:span><text:span text:style-name="T2">Πηγές Δεδομένων (NVD, Twitter)</text:span></text:p>
      <text:p text:style-name="P43"><text:tab/>Εργαλεία που χρησιμοποιήθηκαν</text:p>
      <text:p text:style-name="P43"><text:tab/>Περιγραφή βημάτων ανάλυσης (θεωρία)</text:p>
      <text:p text:style-name="P57"><text:tab/>Περιγραφή αλγορίθμων (γενικά - πιο αναλυτικά σε κάθε <text:s text:c="3"/>ένα από τα επόμενα κεφάλαια)</text:p>
      <text:p text:style-name="P46">Κεφάλαιο 3: Επιστημονική εργασία ως τώρα</text:p>
      <text:p text:style-name="P53">Ανασκόπηση <text:tab/>αρθρογραφίας (περίληψη κυρίως του βασικού άρθρου) </text:p>
      <text:p text:style-name="P56">Πίνακας σύγκρισης με άλλες εργασίες</text:p>
      <text:p text:style-name="P43"><text:tab/><text:span text:style-name="T6">Κεφάλαιο 4: Μεθοδολογία</text:span></text:p>
      <text:p text:style-name="P50"><text:span text:style-name="T7"><text:tab/></text:span><text:span text:style-name="T3">Σχεδιάγραμμα με τα βήματα της εργασίας, εικόνες, σχεδιαγράμματα</text:span></text:p>
      <text:p text:style-name="P51"><text:span text:style-name="T7"><text:tab/>Ένα </text:span><text:span text:style-name="T8">υπο</text:span><text:span text:style-name="T7">κεφάλαιο για κάθε notebook </text:span><text:span text:style-name="T75">(περιγραφή βημάτων, σχεδιαγράμματα και αποτελέσματα. Κώδικας (</text:span><text:span text:style-name="T76">μικρά σημαντικά σημεία</text:span><text:span text:style-name="T75">))</text:span></text:p>
      <text:p text:style-name="P46">Κεφάλαιο n: Αποτελέσματα <text:s/></text:p>
      <text:p text:style-name="P51"><text:soft-page-break/><text:span text:style-name="T7"><text:tab/></text:span><text:span text:style-name="T75">Rqs - </text:span><text:span text:style-name="T76">Cn</text:span><text:span text:style-name="T75"> που τέθηκαν στην αρχή και οι απαντήσεις που δόθηκαν</text:span></text:p>
      <text:p text:style-name="P48">Κεφάλαιο n+1</text:p>
      <text:p text:style-name="P49"><text:span text:style-name="T75"><text:tab/></text:span><text:span text:style-name="T3">Συμπεράσματα</text:span></text:p>
      <text:p text:style-name="P43"><text:tab/>Περιορισμοί <text:span text:style-name="T12">(τί με δυσκόλεψε, τί δεν κάναμε δικαιολογώντας ότι δεν ήταν τόσο σημαντικό κλπ)</text:span></text:p>
      <text:p text:style-name="P43"><text:tab/>Προτάσεις για μελλοντική έρευνα <text:span text:style-name="T12">(ιδέες επέκτασης)</text:span></text:p>
      <text:p text:style-name="P47">Appendix <text:span text:style-name="T9">(κώδικας, </text:span><text:span text:style-name="T10">πληροφορίες για αλγορίθμους , </text:span><text:span text:style-name="T11">τεχνικά πράγματα </text:span><text:span text:style-name="T9">κλπ)</text:span></text:p>
      <text:p text:style-name="P46">Βιβλιογραφία</text:p>
      <text:p text:style-name="P6"><text:tab/></text:p>
      <text:p text:style-name="P7"/>
      <text:p text:style-name="P7"/>
      <text:p text:style-name="P7"/>
      <text:p text:style-name="P7"/>
      <text:p text:style-name="P7"/>
      <text:p text:style-name="P7"/>
      <text:p text:style-name="P7"/>
      <text:p text:style-name="P7"/>
      <text:p text:style-name="P7"/>
      <text:p text:style-name="P19"><text:soft-page-break/>Κεφάλαιο 1 </text:p>
      <text:p text:style-name="P19">Εισαγωγή</text:p>
      <text:p text:style-name="P33"><text:span text:style-name="T95">1.1.1 Τί είναι οι ευπάθειες λογισμικού;</text:span></text:p>
      <text:p text:style-name="P12"/>
      <text:p text:style-name="P28"><text:span text:style-name="T14"><office:annotation><dc:creator>Unknown Author</dc:creator><dc:date>2022-07-22T14:01:18.971183233</dc:date><text:p text:style-name="P61"><text:span text:style-name="T98">Δεν βαζουμε εσοχη στην παραγραφο για ευαναγνωσια;</text:span></text:p><text:p text:style-name="P61"><text:span text:style-name="T98">Επισης οδηγιες για αποστασεις , διαστιχο κλπ</text:span></text:p></office:annotation></text:span><text:span text:style-name="T14"><text:s text:c="3"/>Οι τεχνολογίες και τα εργαλεία </text:span><text:span text:style-name="T15">της</text:span><text:span text:style-name="T14"> Πληροφορικής </text:span><text:span text:style-name="T15">και των Επικοινωνιών </text:span><text:span text:style-name="T14">έχουν μεταμορφώσει την κοινωνία μας και διαμορφώσει την καθημερινή ζωή </text:span><text:span text:style-name="T16">της συντριπτικής πλειοψηφίας</text:span><text:span text:style-name="T14"> των ανθρώπων σε όλο τον κόσμο. </text:span><text:span text:style-name="T17">Η ανάπτυξη του υλικού και του λογισμικού </text:span><text:span text:style-name="T16">στους υπολογιστές</text:span><text:span text:style-name="T17">, δίνοντας </text:span><text:span text:style-name="T15">ταυτόχρονα </text:span><text:span text:style-name="T17">ώθηση το ένα στο άλλο, έ</text:span><text:span text:style-name="T15">χει κάνει πλέον βέβαιη την εμπλοκή των προϊόντων της Πληροφορικής σε κάθε τομέα της ζωής.</text:span><text:span text:style-name="T17"> <text:s/></text:span><text:span text:style-name="T18">Από την άλλη, έ</text:span><text:span text:style-name="T15">χοντας εισχωρήσει σε τόσο μεγάλο βαθμό στην καθημερινότητά μας, </text:span><text:span text:style-name="T18">η νέα αυτή επιστήμη</text:span><text:span text:style-name="T15"> </text:span><text:span text:style-name="T18">διαμορφώθηκε με βάση τις δικές μας ανάγκες αλλά και </text:span><text:span text:style-name="T16">τις</text:span><text:span text:style-name="T18"> προκλήσεις που έχουμε να αντιμετωπίσουμε.</text:span></text:p>
      <text:p text:style-name="P26"><text:span text:style-name="T18"><text:s text:c="3"/>Ένα παράδειγμα που καταδυκνύει αυτή την διαπίστωση είναι η επιστημονική περιοχή της </text:span><text:span text:style-name="T49">Ασφάλειας των Υπολογιστών</text:span><text:span text:style-name="T18"> (Computer Security ή Cybersecurity). Ό</text:span><text:span text:style-name="T30">πως υπάρχει η ανάγκη για προστασία των περιουσιών και των χειροπιαστών αντικειμένων του φυσικού κόσμου </text:span><text:span text:style-name="T16">έτσι </text:span><text:span text:style-name="T30">προέκυψε </text:span><text:span text:style-name="T16">και η ανάγκη της προστασίας στον ψηφιακό κόσμο </text:span><text:span text:style-name="T30">εντελώς άμεσα από τα πρώτα κι όλας χρόνια της </text:span><text:span text:style-name="T16">διάδοσης της χρήσης των υπολογιστών. Η προστασία αυτή που αφορά κυρίως δεδομένα </text:span><text:span text:style-name="T31">(όπως για παράδειγμα οι προσωπικές συνομιλίες σε ένα κοινωνικό δίκτυο)</text:span><text:span text:style-name="T16"> και υπολογιστικούς πόρους </text:span><text:span text:style-name="T31">(όπως η υπολογιστική ισχύ που παρέχει ένας κεντρικός υπολογιστής) ορίζεται συχνά ως προς τις ακόλουθες τρεις έννοιες: εμπιστευτικότητα </text:span><text:span text:style-name="T32">(</text:span><text:span text:style-name="Strong_20_Emphasis"><text:span text:style-name="T56">confidentiality</text:span></text:span><text:span text:style-name="Strong_20_Emphasis"><text:span text:style-name="T32">)</text:span></text:span><text:span text:style-name="T31">, ακεραιότητα </text:span><text:span text:style-name="T32">(</text:span><text:span text:style-name="Strong_20_Emphasis"><text:span text:style-name="T32">integrity)</text:span></text:span><text:span text:style-name="T31"> και διαθεσιμότητα</text:span><text:span text:style-name="T32">(a</text:span><text:span text:style-name="Strong_20_Emphasis"><text:span text:style-name="T32">vailability)</text:span></text:span><text:span text:style-name="T31">. Η εμπιστευτικότητα αφορά την εξασφάλιση ότι μόνο οι εξουσιοδοτημένοι χρήστες θα έχουν πρόσβαση σε <text:s/>δεδομένα και πόρους που κάποιος οργανισμός ή άτομο επιθυμεί να κρατήσει προστατευμένα. Η ακεραιότητα εξασφαλίζει αντίστοιχα ότι οι συγκεκριμένοι πόροι και τα δεδομένα </text:span><text:span text:style-name="T33">δεν θα τροποποιηθούν από μη εξουσιοδοτημένα άτομα. Η διαθεσιμότητα είναι η εξασφάλιση ότι οι πόροι και τα δεδομένα αυτά θα πρέπει να είναι άμεσα διαθέσιμα στους (κατάλληλους πάντα) <text:s/>χρήστες κάθε στιγμή που αυτοί τα χρειάζονται. Η διαθεσιμότητα είναι μια από τις τρεις θεμελιώθεις έννοιες-στόχους της ασφάλειας των υπολογιστών, γιατί κάποιες κακόβουλες ενέργειες μπορεί να μην έχουν ως στόχο την αποκάλυψη προστατευόμενων πόρων αλλά την επίθεση σε αυτούς με σκοπό την κατάρρευσή τους.</text:span></text:p>
      <text:p text:style-name="P27"><text:span text:style-name="T34"><text:s text:c="3"/>Οι κακόβουλες προσπάθειες που στοχοποιούν το</text:span><text:span text:style-name="T35">υ</text:span><text:span text:style-name="T34">ς τρεις αυτούς πυ</text:span><text:span text:style-name="T20">λ</text:span><text:span text:style-name="T34">ώνες, τις περισσότερες φορές πραγματοποιούνται χρησιμοποιώντας </text:span><text:span text:style-name="T35">εργαλεία </text:span><text:span text:style-name="T34">λογισμικ</text:span><text:span text:style-name="T35">ού </text:span><text:span text:style-name="T36">και το διαδίκτυο,</text:span><text:span text:style-name="T35"> και επιτίθενται σε λογισμικό, για να προκαλέσουν προβλήματα </text:span><text:span text:style-name="T36">στα υπολογιστικά συστήματα που απειλούν</text:span><text:span text:style-name="T34">. <text:s/></text:span><text:span text:style-name="T37">Για τον σκοπό αυτό, οι κακόβουλοι χρήστες, </text:span><text:span text:style-name="T38">γνωστοί σε όλους μας και ως hackers, εκμεταλλεύονται τις ευπάθειες λογισμικού. </text:span><text:span text:style-name="T47">Ευπάθεια</text:span><text:span text:style-name="T38"><text:note text:id="ftn1" text:note-class="footnote"><text:note-citation>1</text:note-citation><text:note-body><text:p text:style-name="P18"><text:span text:style-name="T71">Οι ορισμοί για την ευπάθεια και την εκμετάλλευση προέρχοναι από τις σελίδες των λημμάτων </text:span><text:span text:style-name="T72">της</text:span><text:span text:style-name="T71"> Wikipedia στην αγγλική γλώσσα.</text:span></text:p></text:note-body></text:note></text:span><text:span text:style-name="T38"> (</text:span><text:span text:style-name="T48">vulnerabili</text:span><text:span text:style-name="T47">ty</text:span><text:span text:style-name="T38">) είναι οποιαδήποτε ελάττωμα ή </text:span><text:span text:style-name="T21">αδυναμία</text:span><text:span text:style-name="T38"> υπάρχει στον σχεδιασμό, την υλοποίηση ή την λειτουργία </text:span><text:span text:style-name="T21">και την διαχείριση </text:span><text:span text:style-name="T38">ενός </text:span><text:span text:style-name="T21">συστήματος</text:span><text:span text:style-name="T38"> </text:span><text:span text:style-name="T21">που θα μπορούσε να χρησιμοποιηθεί για να παραβιαστεί η πολιτική ασφαλείας του συστήματος</text:span><text:span text:style-name="T38">. </text:span><text:span text:style-name="T34"><text:s/></text:span><text:span text:style-name="T20">Ο όρος </text:span><text:span text:style-name="T21">της </text:span><text:span text:style-name="T20">ευπάθεια</text:span><text:span text:style-name="T21">ς</text:span><text:span text:style-name="T20"> περικλείει κάθε </text:span><text:span text:style-name="T32">ελάττωμα</text:span><text:span text:style-name="T20"> σε ένα σύστημα υπολογιστή -που μπορεί να εντοπίζεται ακόμα και στο υλικό του- <text:s/>το οποίο αποδυναμώνει τη συνολική ασφάλεια του συστήματος. Η ευπάθεια λογισμικού όμως, περιορίζεται στο </text:span><text:soft-page-break/><text:span text:style-name="T20">λογισμικό του υπολογιστή και για αυτό τον λόγο μπορούμε να πούμε ότι αποτελεί μια κατηγορία σφαλμάτων λογισμικού (γνωστών και ως bugs) τα οποία σχετίζονται με την ασφάλειά του. </text:span><text:span text:style-name="T19">Αναφέροντας το λογισμικό, αναφερόμαστε είτε σε λογισμικό συστήματος (όπως τα λειτουργικά συστήματα και οι ελεγκτές συσκευών) είτε σε λογισμικό εφαρμογών (όπως ένας επεξεργαστής κειμένου). </text:span></text:p>
      <text:p text:style-name="P24"><text:span text:style-name="T19"><text:s text:c="3"/>Όπως αναφέρθηκε ήδη, η επίθεση ασφαλείας γίνεται συνήθως με την εκμετάλλευση των αδυναμιών αυτών που εκθέτουν ένα σύστημα σε κίνδυνο. Έ</text:span><text:span text:style-name="T32">ν</text:span><text:span text:style-name="T21">α κομμάτι λογισμικού, δεδομένων ή μια ακολουθία</text:span><text:span text:style-name="T21"><office:annotation><dc:creator>Unknown Author</dc:creator><dc:date>2022-07-22T13:33:17.801139204</dc:date><text:p text:style-name="P61"><text:span text:style-name="T98">Προσθηκη : Ιστορικα στοιχεια</text:span></text:p></office:annotation></text:span><text:span text:style-name="T21"> εντολών που εκμεταλλεύεται ένα σφάλμα (bug) ή μια ευπάθεια για να προκαλέσει μη επιθυμητή ή απρόβλεπτη συμπεριφορά σε λογισμικό (software), υλικό (hardware) ή υλικολογισμικό (firmware, δηλαδή ειδικό λογισμικό ηλεκτρονικών συσκευών) ονομάζεται </text:span><text:span text:style-name="T47">εκμετάλλευση</text:span><text:span text:style-name="T21"> (</text:span><text:span text:style-name="T47">exploit</text:span><text:span text:style-name="T21">). </text:span><text:span text:style-name="T19">Η διαχείριση των ευπαθειών είναι κρίσιμης σημασίας για έναν οργανισμό (όπως μια εταιρία ή η κυβέρνηση μιας χώρας) </text:span><text:span text:style-name="T32">που χρειάζεται</text:span><text:span text:style-name="T19"> να ενεργήσει με τέτοιον τρόπο ώστε να αποτρέψει τις απειλές που μπορούν να θέσουν σε κίνδυνο την λειτουργία, το κέρδος ή </text:span><text:span text:style-name="T22">ακόμα και </text:span><text:span text:style-name="T19">την </text:span><text:span text:style-name="T39">διατήρησή</text:span><text:span text:style-name="T19"> του. Έ</text:span><text:span text:style-name="T22">να σημαντικό μέρος αυτής της διαδιακασίας είναι η αποκάλυψη (</text:span><text:bookmark text:name="Vulnerability_disclosure"/><text:span text:style-name="T22">disclosure) μιας ευπάθειας όταν αυτή εντοπιστεί. <text:tab/></text:span></text:p>
      <text:p text:style-name="P25"><text:span text:style-name="T22"><text:s text:c="3"/></text:span><text:span text:style-name="T26">Υπάρχουν διαφορετικές πολιτικές αποκάλυψης </text:span><text:span text:style-name="T27">που ορίζουν τον τρόπο και τον χρόνο της δημόσιας αποκάλυψης μιας ευπάθειας.</text:span><text:span text:style-name="T26"> </text:span><text:span text:style-name="T22">Αποτελεί συνήθης πρακτική, μόλις κάποιος χρήστης (</text:span><text:span text:style-name="T27">ο οποίος συνήθως είναι</text:span><text:span text:style-name="T22"> </text:span><text:span text:style-name="T27">ερευνητής, ειδικός ασφαλείας ή προγραμματιστής</text:span><text:span text:style-name="T22">) εντοπίσει σε ένα λογισμικό μια ευπάθεια, να επικοινωνεί </text:span><text:span text:style-name="T27">πρώτα </text:span><text:span text:style-name="T22">με τον πάροχο του λογισμικού αυτού ενημερώνοντάς τον για το εύρημά του. </text:span><text:span text:style-name="T27">Η ενημέρωση αυτή και γενικά η περιγραφή της ευπάθειας γίνεται σε συνήθως</text:span><text:span text:style-name="T22"> με έναν τυπικό τρόπο, </text:span><text:span text:style-name="T27">στον οποίο </text:span><text:span text:style-name="T22">περιλαμβάν</text:span><text:span text:style-name="T39">ονται σημαντικές πληροφορίες όπως </text:span><text:span text:style-name="T22">για παράδειγμα η περιγραφή του προβλήματος που προκαλείται και </text:span><text:span text:style-name="T27">η</text:span><text:span text:style-name="T22"> έκδοση του λογισμικού στην οποία </text:span><text:span text:style-name="T27">αυτό </text:span><text:span text:style-name="T22">εντοπίστηκε. </text:span><text:span text:style-name="T28">Κάποιοι -συνήθως μεγάλοι- οργανισμοί (π.χ. New York Times) παρέχουν στον ιστότοπό τους οδηγίες για τον τρόπο με τον οποίο επιθυμούν να ενημερωθούν από τους χρήστες. Ύ</text:span><text:span text:style-name="T29">στερα από την ενημέρωση αυτή, ο χρήστης σ</text:span><text:span text:style-name="T22">την συνέχεια ορίζει ένα </text:span><text:span text:style-name="T23">χρονικό διάστημα μετά το πέρας του οποίου πρόκειται να δημοσιεύσει τις πληροφορίες για το εύρημά του </text:span><text:span text:style-name="T27">στο ευρύ κοινό</text:span><text:span text:style-name="T23">. </text:span><text:span text:style-name="T28">Εναλλακτικά μπορεί να δώσει χρόνο στον ίδιο τον πάροχο να εκδώσει ανακοίνωση όταν είναι έτοιμος.</text:span><text:span text:style-name="T23"> Μέσα σε αυτό το διάστημα, ο πάροχος καλείται να αναπτύξει και να δημοσιεύσει μια νέα έκδοση του λογισμικού (security patch / update) έ</text:span><text:span text:style-name="T24">τσι ώστε μόλις οι χρήστες του ενημερωθούν για την ύπαρξη της ευπάθειας να εγκαταστήσουν την νέα έκδοση που την αντιμετωπίζει. </text:span><text:span text:style-name="T25">Αυτό το μοντέλο αποκάλυψης ευπαθειών είναι γνωστό ως Συντονισμένη Αποκάλυψη Ευπάθειας (</text:span><text:span text:style-name="T55">coordinated vulnerability disclosure, CVD που ήταν πρωτύτερα γνωστή ως “Υπεύθυνη Αποκάλυψη”)</text:span><text:bookmark text:name="cite_ref-:0_1-0"/><text:span text:style-name="T55">. </text:span></text:p>
      <text:p text:style-name="P20"><text:span text:style-name="T13">1.1.2</text:span> <text:span text:style-name="T57">Οργανισμοί και αποθετήρια</text:span></text:p>
      <text:p text:style-name="P16"><text:span text:style-name="T40">Γ</text:span><text:span text:style-name="T41">ια να είναι πιο εύκολη η αναφορά σε ευπάθειες που έχουν βρεθεί και αποκαλυφθεί, έχει δημιουργηθεί ή</text:span><text:span text:style-name="T43">δη από το 1999</text:span><text:span text:style-name="T41"> το πρόγραμμα Common Vulnerabilities and Exposures, γνωστό ως </text:span><text:span text:style-name="T50">CVE</text:span><text:span text:style-name="T41">. </text:span><text:span text:style-name="T42">Το CVE</text:span><text:span text:style-name="T42"><office:annotation><dc:creator>Unknown Author</dc:creator><dc:date>2022-07-22T14:11:01.711701672</dc:date><text:p text:style-name="P61"><text:span text:style-name="T98">Εδώ να βαλω footnote για τους ορισμους MITRE και CVE ΝVD κλπ;</text:span></text:p></office:annotation></text:span><text:span text:style-name="T42"> επιτηρείται από τον MITRE, έναν μη κερδοσκοπικό οργανισμό που διαχειρίζεται τα ομοσπονδιακά χρηματοδοτούμενα κέντρα έρευνας και ανάπτυξης που υποστηρίζουν διάφορες κυβερνητικές υπηρεσίες των ΗΠΑ στους τομείς της αεροπορίας, της άμυνας, της υγειονομικής περίθαλψης, της εσωτερικής ασφάλειας και της ασφάλειας στον κυβερνοχώρο μεταξύ άλλων. </text:span></text:p>
      <text:p text:style-name="P16"><text:span text:style-name="T42">Το CVE <text:s/></text:span><text:span text:style-name="T41">είναι </text:span><text:span text:style-name="T42">στην πραγματικότητα </text:span><text:span text:style-name="T41">μ</text:span><text:span text:style-name="T13">ια λίστα εγγραφών </text:span><text:span text:style-name="T61">για ευπάθειες με την κάθε εγγραφή να</text:span><text:span text:style-name="T13"> περιέχει έναν </text:span><text:span text:style-name="T58">μοναδικό </text:span><text:span text:style-name="T13">αριθμό αναγνώρισης, μια περιγραφή και τουλάχιστον μια δημόσια αναφορά για </text:span><text:span text:style-name="T58">κάθε</text:span><text:span text:style-name="T13"> ευπάθε</text:span><text:span text:style-name="T58">ια</text:span><text:span text:style-name="T13"> που είναι γνωστή στο κοινό. </text:span><text:span text:style-name="T66">Την καταχώριση αναγνωριστικών σε ευπάθειες την </text:span><text:soft-page-break/><text:span text:style-name="T66">αναλαμβάνουν οι CNAs (CVE Numbering Authorities)</text:span><text:span text:style-name="T59"> </text:span><text:span text:style-name="T66">οι οποίοι μπορεί να είναι για παράδειγμα οργανισμοί Open Source ή εταιρίες λογισμικού. </text:span><text:span text:style-name="T45">Τ</text:span><text:span text:style-name="T59">ο πρώτο αριθμητικό μέρος του αναγνωστικού αποτελεί το έτος</text:span><office:annotation office:name="__Annotation__2431_701392880" loext:resolved="false"><dc:creator>Unknown Author</dc:creator><dc:date>2022-07-22T14:23:24.163240656</dc:date><text:p text:style-name="P61"><text:span text:style-name="T98">Δεν ηξερα τι δηλωνει το year και το βρηκα εδω: </text:span><text:span text:style-name="T98"><text:a xlink:href="https://www.google.com/url?sa=t&amp;rct=j&amp;q=&amp;esrc=s&amp;source=web&amp;cd=&amp;cad=rja&amp;uact=8&amp;ved=2ahUKEwiK-t-msIz5AhW2XvEDHfbeBAoQFnoECDYQAQ&amp;url=https%3A%2F%2Fwww.balbix.com%2Finsights%2Fwhat-is-a-cve%2F&amp;usg=AOvVaw2ymryubAAg10GVKVK61HjW" xlink:type="simple">https://www.google.com/url?sa=t&amp;rct=j&amp;q=&amp;esrc=s&amp;source=web&amp;cd=&amp;cad=rja&amp;uact=8&amp;ved=2ahUKEwiK-t-msIz5AhW2XvEDHfbeBAoQFnoECDYQAQ&amp;url=https%3A%2F%2Fwww.balbix.com%2Finsights%2Fwhat-is-a-cve%2F&amp;usg=AOvVaw2ymryubAAg10GVKVK61HjW</text:a></text:span></text:p><text:p text:style-name="P61"><text:span text:style-name="T98"/></text:p></office:annotation><text:span text:style-name="T59"> </text:span><text:span text:style-name="T46">κατά το οποίο αναφέρθηκε η ευπάθεια</text:span><office:annotation-end office:name="__Annotation__2431_701392880"/><text:span text:style-name="T46"> ενώ ακολουθεί ένας αυθαίρετος αριθμός.</text:span><text:span text:style-name="T13"> Έ</text:span><text:span text:style-name="T59">να παράδειγμα αναγνωριστικού μιας συγκεκριμένης ευπάθειας είναι το: CVE-2021-21118. Οι περιγραφές ακολουθούν συχνά αυτό το πρότυπο: <text:tab/></text:span></text:p>
      <text:p text:style-name="P17"><text:span text:style-name="T59"><text:tab/></text:span><text:span text:style-name="T62">Ο [ΤΥΠΟΣ ΠΡΟΒΛΗΜΑΤΟΣ] στο [ΠΡΟΪΟΝ/ΕΚΔΟΣΗ] προκαλεί [ΕΠ</text:span><text:span text:style-name="T63">Ι</text:span><text:span text:style-name="T62">Π</text:span><text:span text:style-name="T63">Τ</text:span><text:span text:style-name="T62">ΩΣΗ] όταν <text:tab/></text:span><text:span text:style-name="T63">πραγματοποιηθεί </text:span><text:span text:style-name="T62"><text:s/>[ΕΠΙΘΕΣΗ</text:span><text:span text:style-name="T63">]</text:span><text:span text:style-name="T60">,</text:span></text:p>
      <text:p text:style-name="P58"><text:span text:style-name="T73">όπου </text:span><text:span text:style-name="T74">η ΕΠΙΠΤΩΣΗ</text:span><text:span text:style-name="T73"> και η </text:span><text:span text:style-name="T74">ΕΠΙΘΕΣΗ</text:span><text:span text:style-name="T73"> είναι αυθαίρετοι όροι που θα πρέπει να σχετίζονται με τη φύση της ευπάθειας.</text:span></text:p>
      <text:p text:style-name="P58"><text:span text:style-name="T73"><text:s text:c="3"/></text:span><text:span text:style-name="T58">Το CVE δεν είναι μια βάση δεδομένων για ευπάθειες αλλά παρέχει έναν τρόπο ώστε να </text:span><text:span text:style-name="T44">γίνεται δυνατή</text:span><text:span text:style-name="T58"> η συσχέτιση των δεδομένων μιας ευπάθειας μεταξύ διαφόρων εργαλείων, βάσεων δεδομένων και ατόμων. </text:span><text:span text:style-name="T44">Αυτό είναι δυνατό αντιστοιχίζοντας ευπάθειες με τα μοναδικά αναγνωριστικά τους και έτσι</text:span><text:span text:style-name="T58"> δίνεται η δυνατότητα σε δύο ή περισσότερα άτομα ή εργαλεία να αναφέρονται σε μια ευπάθεια και να γνωρίζουν ότι αναφέρονται στο ίδιο </text:span><text:span text:style-name="T44">ελάττωμα ασφαλείας</text:span><text:span text:style-name="T58">.</text:span></text:p>
      <text:p text:style-name="P59"><text:span text:style-name="T61"><text:s text:c="2"/></text:span><text:span text:style-name="T13">Τα αρχεία CVE χρησιμοποιούνται σε πολλά προϊόντα και υπηρεσίες κυβερνοασφάλειας από όλο τον κόσμο, συμπεριλαμβανομέν</text:span><text:span text:style-name="T66">ης της</text:span><text:span text:style-name="T13"> NVD. </text:span><text:span text:style-name="T66">Η </text:span><text:span text:style-name="T67">NVD</text:span><text:span text:style-name="T66"> (National Vulnerability Database) </text:span><text:span text:style-name="T68">είναι μια </text:span><text:span text:style-name="T66">βάση δεδομένων </text:span><text:span text:style-name="T51">για ευπάθειες</text:span><text:span text:style-name="T66"> που βασίζεται και είναι πλήρως συγχρονισμένη με τη λίστα CVE. </text:span><text:span text:style-name="T51">Λειτουργεί ως</text:span><text:span text:style-name="T66"> αποθετήριο της κυβέρνησης των ΗΠΑ και δημιουργήθηκε από το εργαστήριο </text:span><text:span text:style-name="T68">Πληροφορικής</text:span><text:span text:style-name="T66"> του Εθνικού Ινστιτούτο</text:span><text:span text:style-name="T68">υ</text:span><text:span text:style-name="T66"> Προτύπων και Τεχνολογιών (National Institute of Standards and Technology, NIST) το 2005. </text:span><text:span text:style-name="T68">Η NVD σχηματίζεται από τα δεδομένα της λίστας CVE στα οποία προσθέτει επιπλέον πληροφορίες για κάθε ευπάθεια.</text:span></text:p>
      <text:p text:style-name="P60"><text:span text:style-name="T68"><text:s text:c="2"/>Μόλις δημοσιευτεί </text:span><text:span text:style-name="T51">μια εγγραφή</text:span><text:span text:style-name="T68"> CVE, είναι συνήθως διαθέσιμη στην βάση δεδομένων NVD μέσα σε μία ώρα και οι αναλυτές </text:span><text:span text:style-name="T51">του ινστιτούτου NIST</text:span><text:span text:style-name="T68"> είναι σε θέση να κάνουν την σχετική ανάλυση, από την οποία προκύπτουν οι επιπλέον πληροφορίες. Αυτή η διαδικασία μπορεί να πάρει χρόνο ανάλογα με το CVE, τις διαθέσιμες πληροφορίες και τον αριθμό των εγγραφών CVE που τυχαίνει να δημοσιεύονται εντός ενός δεδομένου χρονικού </text:span><text:span text:style-name="T51">διαστήματος</text:span><text:span text:style-name="T68">. Οι αναλυτές NVD χρησιμοποιούν τις πληροφορίες αναφοράς που παρέχονται </text:span><text:span text:style-name="T53">στη λίστα</text:span><text:span text:style-name="T68"> CVE και οποιεσδήποτε δημόσια διαθέσιμες πληροφορίες τη στιγμή της ανάλυσης για να </text:span><text:span text:style-name="T51">προσθέσουν τις επιπλέον πληροφοίες όπως βαθμολογία σοβαρότητας της ευπάθειας,</text:span><text:span text:style-name="T68"> κατηγορία CWE </text:span><text:span text:style-name="T70">(Common Weakness Enumeration)</text:span><text:span text:style-name="T68"> και ονομασία CPE </text:span><text:span text:style-name="T70">(Common Platform Enumeration) </text:span><text:span text:style-name="T68">για μια λίστα από προϊόντα που επηρεάζονται. </text:span><text:span text:style-name="T64">(</text:span><text:span text:style-name="T54">Η</text:span><text:span text:style-name="T64"> σημασία αυτών των πληροφοριών αναφέρεται στην </text:span><text:span text:style-name="T65">συνέχεια και πιο συγκεκριμένα στην</text:span><text:span text:style-name="T64"> παράγραφο με τις πηγές των δεδομένων)</text:span><text:span text:style-name="T69">.</text:span><text:span text:style-name="T68"> Εάν λείπει οποιαδήποτε πληροφορία, είναι ασαφής ή υπάρχει </text:span><text:span text:style-name="T52">διαφωνία</text:span><text:span text:style-name="T68"> μεταξύ των πηγών, η πολιτική </text:span><text:span text:style-name="T69">της </text:span><text:span text:style-name="T68">NVD είναι να αντιπροσωπεύει το χειρότερο σενάριο </text:span><text:span text:style-name="T70">για την ευπάθεια</text:span><text:span text:style-name="T68">. </text:span><text:span text:style-name="T69">Η</text:span><text:span text:style-name="T68"> NVD ακολουθεί αυτή τη συντηρητική προσέγγιση για να αποφύγει </text:span><text:span text:style-name="T52">το ενδεχόμενο να χαρακηρίσει λιγότερο κρίσιμη την</text:span><text:span text:style-name="T68"> σοβαρότητας μιας δεδομένης ευπάθειας </text:span><text:span text:style-name="T69">από ό</text:span><text:span text:style-name="T70">σο </text:span><text:span text:style-name="T69"><text:s/>πραγματικά είναι</text:span><text:span text:style-name="T68">. Οι πληροφορίες μπορούν να αλλάξουν με την πάροδο του χρόνου, σε περίπτωση που είναι διαθέσιμ</text:span><text:span text:style-name="T69">α</text:span><text:span text:style-name="T68"> νέ</text:span><text:span text:style-name="T69">α δεδομένα για μια συγκεκριμένη ευπάθεια</text:span><text:span text:style-name="T68"> και τα αποτελέσματα της ανάλυσης </text:span><text:span text:style-name="T53">τροποποιούνται</text:span><text:span text:style-name="T68"> ώστε να αντικατοπτρίζουν αυτές τις νέες πληροφορίες. </text:span><text:span text:style-name="T69">Αυτό έχε</text:span><text:span text:style-name="T69"><office:annotation><dc:creator>Unknown Author</dc:creator><dc:date>2022-07-25T12:32:25.227439162</dc:date><text:p text:style-name="P62"><text:span text:style-name="T99">Πολύ copy paste . Πειράζει;</text:span></text:p></office:annotation></text:span><text:span text:style-name="T69">ι ως αποτέλεσμα η βάση δεδομένων να ενημερώνεται πολύ συχνά, εκτός από την προσθήκη </text:span><text:span text:style-name="T53">εγγραφών</text:span><text:span text:style-name="T69"> </text:span><text:span text:style-name="T70">για</text:span><text:span text:style-name="T69"> νέες ευπάθειες, αλλά και με την ενημέρωση των πληροφοριών για υπάρχουσες εγγραφές.</text:span></text:p>
      <text:p text:style-name="P30"><text:soft-page-break/>1.1.3 Αξιολόγηση σοβαρότητας ευπαθειών</text:p>
      <text:p text:style-name="P35">Το πρότυπο CVSS από το first.org. <text:span text:style-name="T92">Πώς προκύπτει το score...</text:span></text:p>
      <text:p text:style-name="P35">... ...</text:p>
      <text:p text:style-name="P30">1.<text:span text:style-name="T96">2</text:span> Οι ευπάθειες στα μέσα κοινωνικής δικτύωσης</text:p>
      <text:p text:style-name="P36">Τα μέσα κοινωνικής δικτύωσης κατέχουν σήμερα κυρίαρχο ρόλο ανάμεσα στους τρόπους προσωπικής έκφρασης, ανταλλαγής απόψεων, ψυχαγωγίας, κοινωνικότητας και ενημέρωσης. Σ<text:span text:style-name="T93">τις</text:span> πλατφόρμες κοινωνικών μέσων, οι χρήστες συνδέονται με άλλα άτομα ή <text:span text:style-name="T93">ακόμα και</text:span> οργανώνονται και συμμετέχουν σε ομάδες (groups) <text:span text:style-name="T93">σε ορισμένες περιπτώσεις </text:span>ανάλογα με τα ενδιαφέροντά τους. Η συζήτηση για τις ευπάθειες λογισμικού μπορεί να μην είναι από τα πιο δημοφιλή θέματα στα μέσα κοινωνικής δικτύωσης, συγκεντρώνει όμως το ενδιαφέρον αρκετών χρηστών οι οποίοι είτε για επαγγελματικούς και ακαδημαϊκούς σκοπούς είτε από προσωπική <text:span text:style-name="T93">ενασχόληση, επιθυμούν να ενημερώνονται για τις εξελίξεις στον τομέα της Ασφάλειας των Υπολογιστών. </text:span></text:p>
      <text:p text:style-name="P37"><text:span text:style-name="T80">Ως ένας τομέας με συνεχή εξέλιξη και διαρκώς ενεργή επικαιρότητα, ο τομέας της Ασφάλειας απαιτεί την συνεχόμενη παρακολούθηση των γεγονότων. Καθημερινά νέες επιθέσεις ασφαλείας πραγματοποιούνται, νέες ευπάθειες εντοπίζονται και νέες εκδόσεις λογισμικού δημοσιεύονται τόσο για να καλύψουν τα κενά ασφαλείας που αναπόφευκτα δημιουργούνται και να θωρακίσουν τους χρήστες απέναντι στια νέες απειλές που </text:span><text:span text:style-name="T81">θέτουν σε κίνδυνο τα δεδομένα και γενικότερα τα συστήματά τους. Όλες αυτές οι εξελίξεις αντικατοπρίζονται στην κίνηση στους λογαραιασμούς των χρηστών στα μέσα κοινωνικής δικτύωσης που ενδιαφέρονται για αυτά τα θέματα. </text:span></text:p>
      <text:p text:style-name="P32"><text:span text:style-name="T77">1.</text:span><text:span text:style-name="T79">3</text:span><text:span text:style-name="T77"> Τα δεδομένα</text:span><text:span text:style-name="T78">, </text:span><text:span text:style-name="T77">οι δυνατότητες </text:span><text:span text:style-name="T78">που μας δίνουν </text:span><text:span text:style-name="T94">και οι περιορισμοί </text:span></text:p>
      <text:p text:style-name="P38"><text:span text:style-name="T82">Η καθημερινή αυτή δραστηριότητα στις κοινωνικές πλατφόρμες του διαδικτύου, παράγει συνεχώς νέα και πολυποίκιλα δεδομένα σε μεγάλη ποσότητα και με μεγάλη συχνότητα. Δίνεται έτσι η δυνατότητα στους αναλυτές δεδομένων, να τα αξιοποιήσουν κατάλληλα για να ανακαλύψουν δυνητικά χρήσιμες περιγραφές της πραγματικότητας που κυριαρχεί στις εκφράσεις των χρηστών </text:span><text:span text:style-name="T83">στα μέσα κοινωνικής δικτύωσης </text:span><text:span text:style-name="T82">και να οδηγηθούν σε ενδεχομένως αξιοποίησιμα συμπεράσματα.</text:span></text:p>
      <text:p text:style-name="P38"><text:span text:style-name="T82"><text:s/>Οι λέξεις </text:span><text:span text:style-name="T84">δυνητικά </text:span><text:span text:style-name="T86">και </text:span><text:span text:style-name="T84">ενδεχομένως</text:span><text:span text:style-name="T86"> προστέθηκαν <text:s/>παραπάνω, για να τονίσουν το γεγονός ότι η ανάλυση δεδομένων, μπορεί να </text:span><text:span text:style-name="T84">ανακαλύψει γνώση </text:span><text:span text:style-name="T86">στα δεδομένα </text:span><text:span text:style-name="T87">που είναι πράγματι χρήσιμη στους ερευνητές του ακαδημαϊκού και του επιχειρησιακού κλάδου, αλλά αυτό δεν είναι πάντοτε βέβαιο. Πρέπει να τίθενται πάντοτε τα κατάλληλα ερωτήματα που θα κατευθύνουν την έρευνα και την ανάλυση στα δεδομένα έτσι ώστε αυτές να μην οδηγηθούν σε τετριμμένα ή ασήμαντα αποτελέσματα αλλά σε νέα και αξιοποίησιμα συμπεράσματα. Τα συμπεράσματα αυτά στη συνέχεια θα μπορούν να μετατραπούν σε αξιόλογη γνώση και σε επικερδείς αποφάσεις, ανάλογα με το σκοπό αλλα και τον φορέα για τον οποίο γίνεται η ανάλυση.</text:span></text:p>
      <text:p text:style-name="P39"><text:span text:style-name="T88">Δεν είναι βέβαια πάντοτε δυνατόν να βρεθούν τα δεδομένα που απαιτούνται για να γίνει αυτή η ανάλυση. Αρκετές πλατφόρμες κοινωνικής δικτύωσης προστατεύουν τα περισσότερα δεδομένα των χρηστών και αποκρύπτουν το περιεχόμενο που αυτοί κοινοποιούν εντός αυτών. Σε αυτή την περίπτωση, τα δεδομένα ίσως να μπορούν να τα αξιοποιήσουν εσωτερικά οι εταιρίες που συντηρούν τους δικούς τους ιστότοπους κοινωνικής δικτύωσης αλλά δεν είναι διαθέσιμα στους εξωτερικούς προγραμματιστές και τους επιστήμονες δεδομένων. Ο τρόπος με τον οποίο κάθε οργανισμός δίνει πρόσβαση στα δεδομένα του, είναι </text:span><text:soft-page-break/><text:span text:style-name="T88">συνήθως μέσω ενός API (Application Programming Interface).</text:span></text:p>
      <text:p text:style-name="P39"><text:span text:style-name="T88">Το Twitter είναι ένα δημοφιλές μέσο κοινωνικής δικτύωσης που χρησιμοποιήται σε όλο τον κόσμο </text:span><text:span text:style-name="T89">από πολυάριθμους χρήστες που μεταξύ άλλων το επιλέγουν για να εκφράζουν τις απόψεις τους για διάφορα θέματα που απασχολούν την παγκόσμια κοινότητα ή την κοινότητα που εκείνοι επιλέγουν για να μοιραστούν τις σκέψεις τους με αμεσότητα. Εκτός όμως από τον μεγάλο αριθμό από απλούς χρήστες, το Twitter συγκεντρώνει πολλούς προγραμματιστές, αναλυτές δεδομένων και γενικότερα ανθρώπους που αξιοποιούν τα δεδομένα στην εργασία και τις σπουδές τους ή απλά από προσωπικό ενδιαφέρον. Και ο λόγος είναι ότι η πλατφόρμα παρέχει ένα ανοικτό και δυναμικό API στους προγραμματιστές, το οποίο τους δίνει πρόσβαση σε πολλά και διαφορετικά δεδομένα. Για παράδειγμα μπορεί κάποιος να έχει πρόσβαση στις τελευταίες κοινοποιήσεις (tweets) των χρηστών για ένα συγκεκριμένο θέμα, τα οποία δημοσιεύτηκαν σε μια συγκεκριμένη περιοχή του πλανήτη, από ανθρώπους που μιλούν την ίδια γλώσσα. Αυτό όμως είναι μόνο ένα παράδειγμα καθώς το Twitter API παρέχει επίσης πολλές επιλογές με βάση τις οποίες οι προγραμματιστές μπορούν να “φιλτράτουν” τα δεδομένα που θα ζητήσουν κατά την επιθυμία τους. Έτσι, το Twitter έχει πράγματι καταστεί μια πολύ δημοφιλής επιλογή σε όσους αναλύουν δεδομένα κειμένου με τις καταληλες τεχνικές και τα εργαλεία για την ανακάλυψη γνώσης από τα δεδομένα. </text:span><text:span text:style-name="T90">Κάποιες από τις τεχνικές αυτές και τα εργαλεία που είναι διαθέσιμα, αξιοποιούνται για τις ανάγκες της παρούσας εργασίας και θα περιγραφούν στα επόμενα κεφάλαια.</text:span></text:p>
      <text:p text:style-name="P31">1.4 Ορισμός του προβλήματος</text:p>
      <text:p text:style-name="P39"><text:span text:style-name="T88">Αξιοποιώντας τ</text:span><text:span text:style-name="T91">ις υπηρεσίες</text:span><text:span text:style-name="T88"> </text:span><text:span text:style-name="T91">ανάκτησης δεδομένων </text:span><text:span text:style-name="T88">που παρέχει </text:span><text:span text:style-name="T90">το</text:span><text:span text:style-name="T88"> API του Twitter, σε αυτή την εργασία γίνεται προσπάθεια να αναλυθούν τα tweet</text:span><text:span text:style-name="T91">s</text:span><text:span text:style-name="T88"> τα οποία αναφέρονται σε συγκεκριμένες εγγραφές</text:span></text:p>
      <text:p text:style-name="P40"><text:span text:style-name="T88">ευπαθειών </text:span><text:span text:style-name="T91">που είναι καταχωρημένες στην </text:span><text:span text:style-name="T88">National Vulnerability Database </text:span><text:span text:style-name="T91">(NVD),</text:span><text:span text:style-name="T88"> </text:span><text:span text:style-name="T88"><office:annotation office:name="__Annotation__975_471683639" loext:resolved="false"><dc:creator>Unknown Author</dc:creator><dc:date>2022-07-25T14:31:54.188890643</dc:date><text:p text:style-name="P62"><text:span text:style-name="T99">Αντιγραφή από το θέμα</text:span></text:p><text:p text:style-name="P62"><text:span text:style-name="T99"/></text:p></office:annotation></text:span><text:span text:style-name="T88">ερευνώντας μέσω στατιστικών μεθόδων το ενδιαφέρον των χρηστών για συγκεκριμένες εταιρείες, πρ</text:span><office:annotation-end office:name="__Annotation__975_471683639"/><text:span text:style-name="T88">οϊόντα και είδη ευπαθειών λογισμικών. Ένα επιπλέον στοιχείο που θα διερευνηθεί είναι αυτό των πιο σημαντικών χρηστών που ασχολούνται με το συγκεκριμένο επιστημονικό πεδίο και ενημερώνουν τις αντίστοιχες ενδιαφερόμενες κοινότητες. </text:span></text:p>
      <text:p text:style-name="P58"><text:span text:style-name="T13"/></text:p>
      <text:p text:style-name="P13"/>
      <text:p text:style-name="P14"/>
      <text:p text:style-name="P23"/>
      <text:p text:style-name="P41"/>
      <text:p text:style-name="P21"/>
      <text:p text:style-name="P21"><text:s/></text:p>
      <text:p text:style-name="P22"/>
      <text:p text:style-name="P15"/>
      <text:p text:style-name="Heading_20_3"><text:soft-page-break/></text:p>
      <text:p text:style-name="Heading_20_2"/>
      <text:p text:style-name="Standard"/>
      <text:p text:style-name="P3"/>
      <text:p text:style-name="Heading_20_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01cm" fo:margin-right="-1.101cm" fo:line-height="115%" fo:text-indent="0.499cm" style:auto-text-indent="false" style:page-number="auto">
        <style:tab-stops/>
      </style:paragraph-properties>
      <style:text-properties style:font-name="Liberation Serif1" fo:font-family="'Liberation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1.101cm" fo:margin-top="0cm" fo:margin-bottom="0cm" loext:contextual-spacing="false" fo:line-height="115%"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101cm" fo:margin-right="1.101cm" fo:margin-top="0.706cm" fo:margin-bottom="0.212cm" loext:contextual-spacing="false" fo:line-height="100%" fo:keep-together="always" fo:text-indent="0cm" style:auto-text-indent="false" fo:break-before="auto" fo:break-after="auto" fo:keep-with-next="always"/>
      <style:text-properties style:font-name="Liberation Serif1" fo:font-family="'Liberation Serif'" style:font-style-name="Regular" style:font-family-generic="roman" style:font-pitch="variable"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14pt solid #00000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6efd2"/>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5T14:33:21.961916604</dc:date>
    <meta:editing-duration>PT3H8M39S</meta:editing-duration>
    <meta:editing-cycles>23</meta:editing-cycles>
    <meta:document-statistic meta:table-count="0" meta:image-count="0" meta:object-count="0" meta:page-count="9" meta:paragraph-count="81" meta:word-count="2422" meta:character-count="17027" meta:non-whitespace-character-count="14611"/>
  </office:meta>
</office:document-meta>
</file>